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Object.getChildren( final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Object.createBpelObjec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getExtensibilityElemen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pelObject.getTextVal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Object.getFirstExtensibility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Object.getAttribute( QName name , String df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Object.isAttributeSet(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rewriteTargetNS( QNam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BpelObject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Object.getAttribute( String attrName , Map &lt; String , T &gt; suppressJoinFailure , T not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Objec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getAttribute( String name , String df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Object.getChildr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set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is20Draf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Object.getFirstChild( final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Object.isMember( Bpel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getLine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getExtensibilityElement( QName extE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Object.getColumn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getChildren( Class &lt; T &gt;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getFirstChild( Class &lt; T &gt;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Objec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Object.is1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Object.initNSContext( Element 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